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3.86pt"/>
    </style:style>
    <style:style style:name="co2" style:family="table-column">
      <style:table-column-properties fo:break-before="auto" style:column-width="192.4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7.89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134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Gnumeric-default">
      <style:text-properties style:font-name="Liberation Sans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automatic-find-labels="false" table:use-regular-expressions="false" table:use-wildcards="true"/>
      <table:table table:name="wfred_loconet_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1,R302,R304,R305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22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2]*[.C2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330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3]*[.C3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10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4]*[.C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3,C201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EM X7R0805 100N</text:p>
          </table:table-cell>
          <table:table-cell table:style-name="ce3" office:value-type="float" office:value="0.04" calcext:value-type="float">
            <text:p>0.040 </text:p>
          </table:table-cell>
          <table:table-cell table:style-name="ce5" table:formula="of:=ROUND([.G5]*[.C5];2)" office:value-type="float" office:value="0.08" calcext:value-type="float">
            <text:p>0.0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Mouser</text:p>
          </table:table-cell>
          <table:table-cell table:style-name="ce2" office:value-type="string" calcext:value-type="string">
            <text:p>81-GRM21BR60J107ME5L</text:p>
          </table:table-cell>
          <table:table-cell table:style-name="ce4" table:formula="of:=1.19*1.34" office:value-type="float" office:value="1.5946" calcext:value-type="float">
            <text:p>1.595 </text:p>
          </table:table-cell>
          <table:table-cell table:style-name="ce5" table:formula="of:=ROUND([.G6]*[.C6];2)" office:value-type="float" office:value="1.59" calcext:value-type="float">
            <text:p>1.5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1,R202,R203,R206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SMD-0805 10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7]*[.C7];2)" office:value-type="float" office:value="0.06" calcext:value-type="float">
            <text:p>0.0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1,C102,C104,C105,C202</text:p>
          </table:table-cell>
          <table:table-cell office:value-type="string" calcext:value-type="string">
            <text:p>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C226M9PACLR</text:p>
          </table:table-cell>
          <table:table-cell table:style-name="ce3" table:formula="of:=1.19*0.162" office:value-type="float" office:value="0.19278" calcext:value-type="float">
            <text:p>0.193 </text:p>
          </table:table-cell>
          <table:table-cell table:style-name="ce5" table:formula="of:=ROUND([.G8]*[.C8];2)" office:value-type="float" office:value="0.96" calcext:value-type="float">
            <text:p>0.9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L_Fastron_PISN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-PISM 22µ</text:p>
          </table:table-cell>
          <table:table-cell table:style-name="ce3" office:value-type="float" office:value="0.76" calcext:value-type="float">
            <text:p>0.760 </text:p>
          </table:table-cell>
          <table:table-cell table:style-name="ce5" table:formula="of:=ROUND([.G9]*[.C9];2)" office:value-type="float" office:value="0.76" calcext:value-type="float">
            <text:p>0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MD-0805 47,0K</text:p>
          </table:table-cell>
          <table:table-cell table:style-name="ce3" office:value-type="float" office:value="0.015" calcext:value-type="float">
            <text:p>0.015 </text:p>
          </table:table-cell>
          <table:table-cell table:style-name="ce5" table:formula="of:=ROUND([.G10]*[.C10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S1A-361413</text:p>
          </table:table-cell>
          <table:table-cell table:style-name="ce3" table:formula="of:=2.82*1.19" office:value-type="float" office:value="3.3558" calcext:value-type="float">
            <text:p>3.356 </text:p>
          </table:table-cell>
          <table:table-cell table:style-name="ce5" table:formula="of:=ROUND([.G11]*[.C11];2)" office:value-type="float" office:value="3.36" calcext:value-type="float">
            <text:p>3.3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DBL-5212</text:p>
          </table:table-cell>
          <table:table-cell table:style-name="ce3" table:formula="of:=0.864*1.19" office:value-type="float" office:value="1.02816" calcext:value-type="float">
            <text:p>1.028 </text:p>
          </table:table-cell>
          <table:table-cell table:style-name="ce5" table:formula="of:=ROUND([.G12]*[.C12];2)" office:value-type="float" office:value="1.03" calcext:value-type="float">
            <text:p>1.0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POS-5223</text:p>
          </table:table-cell>
          <table:table-cell table:style-name="ce3" table:formula="of:=0.324*1.19" office:value-type="float" office:value="0.38556" calcext:value-type="float">
            <text:p>0.386 </text:p>
          </table:table-cell>
          <table:table-cell table:style-name="ce5" table:formula="of:=ROUND([.G13]*[.C13];2)" office:value-type="float" office:value="0.39" calcext:value-type="float">
            <text:p>0.3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01</text:p>
          </table:table-cell>
          <table:table-cell office:value-type="string" calcext:value-type="string">
            <text:p>NEW_AGE_COMPACT_AA_PCBEd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HOLDER_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9-ACC-AANEG-5201</text:p>
          </table:table-cell>
          <table:table-cell table:style-name="ce3" table:formula="of:=0.41*1.19" office:value-type="float" office:value="0.4879" calcext:value-type="float">
            <text:p>0.488 </text:p>
          </table:table-cell>
          <table:table-cell table:style-name="ce5" table:formula="of:=ROUND([.G14]*[.C14];2)" office:value-type="float" office:value="0.49" calcext:value-type="float">
            <text:p>0.49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1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1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25" calcext:value-type="float">
            <text:p>0.250 </text:p>
          </table:table-cell>
          <table:table-cell table:style-name="ce5" table:formula="of:=ROUND([.G15]*[.C15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302</text:p>
          </table:table-cell>
          <table:table-cell office:value-type="string" calcext:value-type="string">
            <text:p>AKL183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CK2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AKL 169-02</text:p>
          </table:table-cell>
          <table:table-cell table:style-name="ce3" office:value-type="float" office:value="0.25" calcext:value-type="float">
            <text:p>0.250 </text:p>
          </table:table-cell>
          <table:table-cell table:style-name="ce5" table:formula="of:=ROUND([.G16]*[.C16];2)" office:value-type="float" office:value="0.25" calcext:value-type="float">
            <text:p>0.2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0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_BOOTLOA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20)</text:p>
          </table:table-cell>
          <table:table-cell table:style-name="ce3" office:value-type="float" office:value="0.01" calcext:value-type="float">
            <text:p>0.010 </text:p>
          </table:table-cell>
          <table:table-cell table:style-name="ce5" table:formula="of:=ROUND([.G17]*[.C17];2)" office:value-type="float" office:value="0.01" calcext:value-type="float">
            <text:p>0.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SP-12E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E</text:p>
          </table:table-cell>
          <table:table-cell table:style-name="ce2" office:value-type="string" calcext:value-type="string">
            <text:p>Elecrow</text:p>
          </table:table-cell>
          <table:table-cell table:style-name="ce2" office:value-type="string" calcext:value-type="string">
            <text:p>ESP-12F</text:p>
          </table:table-cell>
          <table:table-cell table:style-name="ce3" table:formula="of:=4*1.19" office:value-type="float" office:value="4.76" calcext:value-type="float">
            <text:p>4.760 </text:p>
          </table:table-cell>
          <table:table-cell table:style-name="ce5" table:formula="of:=ROUND([.G18]*[.C18];2)" office:value-type="float" office:value="4.76" calcext:value-type="float">
            <text:p>4.76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GN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19]*[.C19];2)" office:value-type="float" office:value="0.07" calcext:value-type="float">
            <text:p>0.07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SSOP-8_4.4x3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920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 6920 D</text:p>
          </table:table-cell>
          <table:table-cell table:style-name="ce3" office:value-type="float" office:value="1.65" calcext:value-type="float">
            <text:p>1.650 </text:p>
          </table:table-cell>
          <table:table-cell table:style-name="ce5" table:formula="of:=ROUND([.G20]*[.C20];2)" office:value-type="float" office:value="1.65" calcext:value-type="float">
            <text:p>1.65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3,D304,D305</text:p>
          </table:table-cell>
          <table:table-cell office:value-type="string" calcext:value-type="string">
            <text:p>LED Spa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ELM-7-7MM</text:p>
          </table:table-cell>
          <table:table-cell table:style-name="ce3" table:formula="of:=1.19*0.038" office:value-type="float" office:value="0.04522" calcext:value-type="float">
            <text:p>0.045 </text:p>
          </table:table-cell>
          <table:table-cell table:style-name="ce5" table:formula="of:=ROUND([.G21]*[.C21];2)" office:value-type="float" office:value="0.23" calcext:value-type="float">
            <text:p>0.2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301,D302,D304,D305</text:p>
          </table:table-cell>
          <table:table-cell office:value-type="string" calcext:value-type="string">
            <text:p>LED_D3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LED 3MM RT</text:p>
          </table:table-cell>
          <table:table-cell table:style-name="ce3" office:value-type="float" office:value="0.07" calcext:value-type="float">
            <text:p>0.070 </text:p>
          </table:table-cell>
          <table:table-cell table:style-name="ce5" table:formula="of:=ROUND([.G22]*[.C22];2)" office:value-type="float" office:value="0.28" calcext:value-type="float">
            <text:p>0.2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03,SW302,SW301</text:p>
          </table:table-cell>
          <table:table-cell office:value-type="string" calcext:value-type="string">
            <text:p>Taster_9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1-PTS645SM13SMTR92</text:p>
          </table:table-cell>
          <table:table-cell table:style-name="ce3" table:formula="of:=0.261*1.19" office:value-type="float" office:value="0.31059" calcext:value-type="float">
            <text:p>0.311 </text:p>
          </table:table-cell>
          <table:table-cell table:style-name="ce5" table:formula="of:=ROUND([.G23]*[.C23];2)" office:value-type="float" office:value="0.93" calcext:value-type="float">
            <text:p>0.93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20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_ESP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SL 1X40G 2,54 (1/10)</text:p>
          </table:table-cell>
          <table:table-cell table:style-name="ce3" office:value-type="float" office:value="0.02" calcext:value-type="float">
            <text:p>0.020 </text:p>
          </table:table-cell>
          <table:table-cell table:style-name="ce5" table:formula="of:=ROUND([.G24]*[.C24];2)" office:value-type="float" office:value="0.02" calcext:value-type="float">
            <text:p>0.02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mm x 32mm x 1.6mm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PCB Service</text:p>
          </table:table-cell>
          <table:table-cell table:formula="of:=20/30" office:value-type="float" office:value="0.666666666666667" calcext:value-type="float">
            <text:p>0.666666666666667</text:p>
          </table:table-cell>
          <table:table-cell table:style-name="ce5" table:formula="of:=ROUND([.G25]*[.C25];2)" office:value-type="float" office:value="0.67" calcext:value-type="float">
            <text:p>0.67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formula="of:=SUM([.H2:.H25])" office:value-type="float" office:value="17.96" calcext:value-type="float">
            <text:p>17.96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fred_loconet_clock.A1:wfred_loconet_clock.H2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1:53:58.944514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8T22:02:13.742211973</dc:date>
    <meta:editing-duration>PT15M6S</meta:editing-duration>
    <meta:editing-cycles>4</meta:editing-cycles>
    <meta:generator>LibreOffice/6.2.7.1$Linux_X86_64 LibreOffice_project/20$Build-1</meta:generator>
    <meta:print-date>2019-09-12T19:11:57.283719515</meta:print-date>
    <meta:document-statistic meta:table-count="1" meta:cell-count="202" meta:object-count="0"/>
  </office:meta>
</office:document-meta>
</file>